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5483" officeooo:paragraph-rsid="000e5483"/>
    </style:style>
    <style:style style:name="P2" style:family="paragraph" style:parent-style-name="Standard">
      <style:text-properties officeooo:rsid="00103dcc" officeooo:paragraph-rsid="00103dcc"/>
    </style:style>
    <style:style style:name="P3" style:family="paragraph" style:parent-style-name="Standard">
      <style:text-properties officeooo:rsid="001162b3" officeooo:paragraph-rsid="001162b3"/>
    </style:style>
    <style:style style:name="P4" style:family="paragraph" style:parent-style-name="Standard">
      <style:text-properties officeooo:rsid="00120035" officeooo:paragraph-rsid="00120035"/>
    </style:style>
    <style:style style:name="P5" style:family="paragraph" style:parent-style-name="Standard">
      <style:text-properties officeooo:rsid="0013fa5b" officeooo:paragraph-rsid="0013fa5b"/>
    </style:style>
    <style:style style:name="P6" style:family="paragraph" style:parent-style-name="Standard">
      <style:text-properties officeooo:rsid="00183593" officeooo:paragraph-rsid="00183593"/>
    </style:style>
    <style:style style:name="P7" style:family="paragraph" style:parent-style-name="Standard">
      <style:text-properties officeooo:rsid="00193769" officeooo:paragraph-rsid="00193769"/>
    </style:style>
    <style:style style:name="P8" style:family="paragraph" style:parent-style-name="Standard">
      <style:text-properties officeooo:rsid="001c8cb1" officeooo:paragraph-rsid="001c8cb1"/>
    </style:style>
    <style:style style:name="P9" style:family="paragraph" style:parent-style-name="Standard">
      <style:text-properties officeooo:rsid="001d0c38" officeooo:paragraph-rsid="001d0c38"/>
    </style:style>
    <style:style style:name="P10" style:family="paragraph" style:parent-style-name="Standard">
      <style:text-properties officeooo:rsid="001ed907" officeooo:paragraph-rsid="001ed907"/>
    </style:style>
    <style:style style:name="T1" style:family="text">
      <style:text-properties officeooo:rsid="00103dcc"/>
    </style:style>
    <style:style style:name="T2" style:family="text">
      <style:text-properties officeooo:rsid="0010ef7f"/>
    </style:style>
    <style:style style:name="T3" style:family="text">
      <style:text-properties officeooo:rsid="001458b6"/>
    </style:style>
    <style:style style:name="T4" style:family="text">
      <style:text-properties officeooo:rsid="001a8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Graphicsscene <text:span text:style-name="T1">container for all the game logic, all goes into scene, like a worlds</text:span></text:p>
      <text:p text:style-name="P2">Everyting we put in a scene has to be a QGraphicsitem <text:span text:style-name="T2">(Every object has to derive from QGraphicsplayer)</text:span></text:p>
      <text:p text:style-name="P3">QGraphicsview prints the scene.</text:p>
      <text:p text:style-name="P3"/>
      <text:p text:style-name="P4">Create Scene,</text:p>
      <text:p text:style-name="P4">Create Item to put into the scene </text:p>
      <text:p text:style-name="P5">Add item to the scene <text:span text:style-name="T3">(scene-&gt;addItem(Item))</text:span></text:p>
      <text:p text:style-name="P6">Add view to visualize the scene </text:p>
      <text:p text:style-name="P6"/>
      <text:p text:style-name="P7">2</text:p>
      <text:p text:style-name="P7"><text:s/></text:p>
      <text:p text:style-name="P7">Events<text:span text:style-name="T4">! </text:span></text:p>
      <text:p text:style-name="P7"/>
      <text:p text:style-name="P8">3</text:p>
      <text:p text:style-name="P8">You have to put whatever slot you will have under public slots! </text:p>
      <text:p text:style-name="P9">(EG the bullets public slot is move )</text:p>
      <text:p text:style-name="P10">Has to inherit from QObject in order to handle signals and slo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8T08:32:50.147000000</meta:creation-date>
    <meta:generator>LibreOffice/5.4.7.2$Windows_X86_64 LibreOffice_project/c838ef25c16710f8838b1faec480ebba495259d0</meta:generator>
    <dc:date>2023-06-18T08:50:35.958000000</dc:date>
    <meta:editing-duration>PT17M39S</meta:editing-duration>
    <meta:editing-cycles>14</meta:editing-cycles>
    <meta:document-statistic meta:table-count="0" meta:image-count="0" meta:object-count="0" meta:page-count="1" meta:paragraph-count="14" meta:word-count="92" meta:character-count="516" meta:non-whitespace-character-count="432"/>
  </office:meta>
</office:document-meta>
</file>